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paragraph-rsid="0021924e"/>
    </style:style>
    <style:style style:name="P2" style:family="paragraph" style:parent-style-name="Heading_20_4">
      <style:paragraph-properties fo:break-before="pag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6"/>
    <style:style style:name="P9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0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11" style:family="paragraph" style:parent-style-name="Standard" style:list-style-name="L1">
      <style:text-properties style:text-underline-style="none"/>
    </style:style>
    <style:style style:name="P12" style:family="paragraph" style:parent-style-name="Standard">
      <style:text-properties style:text-underline-style="none"/>
    </style:style>
    <style:style style:name="P13" style:family="paragraph" style:parent-style-name="Standard" style:list-style-name="L3">
      <style:text-properties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<text:span text:style-name="Strong_20_Emphasis"><text:span text:style-name="T6">Hosting Externo:</text:span></text:span></text:h>
      <text:p text:style-name="Standard"><text:span text:style-name="Emphasis"><text:span text:style-name="T6">Ventajas:</text:span></text:span></text:p>
      <text:list text:style-name="L1">
        <text:list-item>
          <text:p text:style-name="P10">Sencillez: Los servicios de hosting externo son fáciles de configurar.</text:p>
        </text:list-item>
        <text:list-item>
          <text:p text:style-name="P10">Acceso desde cualquier lugar: Puedes acceder al entorno de desarrollo desde cualquier ubicación con acceso a Internet.</text:p>
        </text:list-item>
        <text:list-item>
          <text:p text:style-name="P3"><text:span text:style-name="Strong_20_Emphasis"><text:span text:style-name="T7">Mantenimiento y seguridad gestionados:</text:span></text:span><text:span text:style-name="T7"> La mayoría de los proveedores se encargan de las actualizaciones y la seguridad del servidor.</text:span></text:p>
          <text:p text:style-name="P11"/>
        </text:list-item>
      </text:list>
      <text:p text:style-name="Standard"><text:span text:style-name="Emphasis"><text:span text:style-name="T6">Desventajas:</text:span></text:span></text:p>
      <text:list text:style-name="L2">
        <text:list-item>
          <text:p text:style-name="P4"><text:span text:style-name="Strong_20_Emphasis"><text:span text:style-name="T7">Costos recurrentes:</text:span></text:span><text:span text:style-name="T7"> El hosting externo implica gastos mensuales o anuales.</text:span></text:p>
        </text:list-item>
        <text:list-item>
          <text:p text:style-name="P4"><text:span text:style-name="Strong_20_Emphasis"><text:span text:style-name="T7">Limitación en personalización:</text:span></text:span><text:span text:style-name="T7"> Existen restricciones en cuanto a la configuración y el acceso al servidor.</text:span></text:p>
        </text:list-item>
        <text:list-item>
          <text:p text:style-name="P4"><text:span text:style-name="Strong_20_Emphasis"><text:span text:style-name="T7">Rendimiento variable:</text:span></text:span><text:span text:style-name="T7"> El rendimiento puede verse afectado por otros sitios web alojados en el mismo servidor.</text:span></text:p>
        </text:list-item>
      </text:list>
      <text:p text:style-name="P12"/>
      <text:p text:style-name="Standard"><text:span text:style-name="Strong_20_Emphasis"><text:span text:style-name="T6"/></text:span></text:p>
      <text:h text:style-name="Heading_20_4" text:outline-level="4"><text:span text:style-name="Strong_20_Emphasis"><text:span text:style-name="T6">Servidor Web en Local:</text:span></text:span></text:h>
      <text:p text:style-name="Standard"><text:span text:style-name="Emphasis"><text:span text:style-name="T6">Ventajas:</text:span></text:span></text:p>
      <text:list text:style-name="L3">
        <text:list-item>
          <text:p text:style-name="P5"><text:span text:style-name="Strong_20_Emphasis"><text:span text:style-name="T7">Control absoluto:</text:span></text:span><text:span text:style-name="T7"> Tienes el control total.</text:span></text:p>
        </text:list-item>
        <text:list-item>
          <text:p text:style-name="P5"><text:span text:style-name="Strong_20_Emphasis"><text:span text:style-name="T7">Sin costos recurrentes:</text:span></text:span><text:span text:style-name="T7"> No incurre en gastos mensuales, aparte de la inversión inicial en hardware y software.</text:span></text:p>
        </text:list-item>
        <text:list-item>
          <text:p text:style-name="P5"><text:span text:style-name="Strong_20_Emphasis"><text:span text:style-name="T7">Desarrollo sin necesidad de conexión a Internet:</text:span></text:span><text:span text:style-name="T7"> Puedes trabajar en tu proyecto sin depender de una conexión a Internet.</text:span></text:p>
          <text:p text:style-name="P13"/>
        </text:list-item>
      </text:list>
      <text:p text:style-name="Standard"><text:span text:style-name="Emphasis"><text:span text:style-name="T6">Desventajas:</text:span></text:span></text:p>
      <text:list text:style-name="L4">
        <text:list-item>
          <text:p text:style-name="P6"><text:span text:style-name="Strong_20_Emphasis"><text:span text:style-name="T7">Configuración inicial compleja:</text:span></text:span><text:span text:style-name="T7"> La configuración inicial puede ser complicada, especialmente para quienes son nuevos en el desarrollo web.</text:span></text:p>
        </text:list-item>
        <text:list-item>
          <text:p text:style-name="P6"><text:span text:style-name="Strong_20_Emphasis"><text:span text:style-name="T7">Acceso remoto limitado:</text:span></text:span><text:span text:style-name="T7"> No puedes acceder al entorno desde ubicaciones remotas sin configurar soluciones de acceso remoto.</text:span></text:p>
        </text:list-item>
        <text:list-item>
          <text:p text:style-name="P6"><text:span text:style-name="Strong_20_Emphasis"><text:span text:style-name="T7">Responsabilidad de seguridad y mantenimiento:</text:span></text:span><text:span text:style-name="T7"> Debes encargarte de mantener el servidor seguro y actualizado.</text:span></text:p>
        </text:list-item>
      </text:list>
      <text:p text:style-name="P9"/>
      <text:h text:style-name="P2" text:outline-level="4"><text:span text:style-name="Strong_20_Emphasis">Contenedores Docker:</text:span></text:h>
      <text:p text:style-name="Standard"><text:span text:style-name="Emphasis"><text:span text:style-name="T2">Ventajas:</text:span></text:span></text:p>
      <text:list text:style-name="L5">
        <text:list-item>
          <text:p text:style-name="P7"><text:span text:style-name="Strong_20_Emphasis">Portabilidad: </text:span>Los contenedores Docker son altamente portátiles y pueden ejecutarse en cualquier sistema con Docker instalado.</text:p>
        </text:list-item>
        <text:list-item>
          <text:p text:style-name="P7"><text:span text:style-name="Strong_20_Emphasis">Aislamiento:</text:span> Los contenedores ofrecen un alto grado de aislamiento, lo que evita conflictos entre aplicaciones.</text:p>
        </text:list-item>
        <text:list-item>
          <text:p text:style-name="P7"><text:span text:style-name="Strong_20_Emphasis">Escalabilidad y reproducibilidad:</text:span> Puedes escalar y replicar contenedores con facilidad, y definir tu entorno de desarrollo como código, lo que facilita la reproducción.</text:p>
        </text:list-item>
      </text:list>
      <text:p text:style-name="Standard"/>
      <text:p text:style-name="Standard"><text:span text:style-name="Emphasis"><text:span text:style-name="T2">Desventajas:</text:span></text:span></text:p>
      <text:list text:style-name="L6">
        <text:list-item>
          <text:p text:style-name="P8"><text:span text:style-name="Strong_20_Emphasis">Curva de aprendizaje:</text:span> Requiere tiempo y esfuerzo para aprender a trabajar con Docker y crear imágenes personalizadas.</text:p>
        </text:list-item>
        <text:list-item>
          <text:p text:style-name="P8"><text:span text:style-name="Strong_20_Emphasis">Consumo de recursos:</text:span> Docker puede requerir más recursos en comparación con otras opciones, especialmente al ejecutar múltiples contenedores.</text:p>
        </text:list-item>
        <text:list-item>
          <text:p text:style-name="P8"><text:span text:style-name="Strong_20_Emphasis">Dependencia de Docker:</text:span> Tu entorno de desarrollo depende de Docker, lo que podría ser un obstáculo si no se ajusta bien a tu flujo de trabajo.</text:p>
        </text:list-item>
      </text:list>
      <text:p text:style-name="Standard"/>
      <text:p text:style-name="P1"><text:span text:style-name="Strong_20_Emphasis"><text:span text:style-name="T5">Ejemplo Práctico:</text:span></text:span> Puedes utilizar Docker para crear un entorno de desarrollo que incluye un servidor web con soporte para PHP, una base de datos MySQL/MariaDB y WordPress, utilizando imágenes preconfiguradas disponibles en <text:a xlink:type="simple" xlink:href="https://hub.docker.com/" office:target-frame-name="_new" xlink:show="replace" text:style-name="Internet_20_link" text:visited-style-name="Visited_20_Internet_20_Link">Docker Hub</text:a> o creando tus propias imágenes personalizada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6:45:44.640000000</meta:creation-date>
    <dc:date>2023-10-23T10:59:06.061923324</dc:date>
    <meta:editing-duration>PT14M15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2" meta:paragraph-count="30" meta:word-count="367" meta:character-count="2472" meta:non-whitespace-character-count="2153"/>
  </office:meta>
</office:document-meta>
</file>